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/>
    </style:style>
    <style:style style:name="gr9" style:family="graphic">
      <style:graphic-properties draw:stroke="none" svg:stroke-color="#000000" draw:fill="none" draw:fill-color="#ffffff" fo:min-height="0.1965in" style:run-through="foreground"/>
    </style:style>
    <style:style style:name="gr10" style:family="graphic">
      <style:graphic-properties draw:stroke="none" svg:stroke-color="#000000" draw:fill="none" draw:fill-color="#ffffff" fo:min-height="0.196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4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2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2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254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104" draw:style-name="gr7"><draw:line draw:style-name="gr8" draw:text-style-name="P1" svg:x1="4.1516in" svg:y1="8.6118in" svg:x2="11.2579in" svg:y2="8.6126in"><text:p/></draw:line><draw:line draw:style-name="gr8" draw:text-style-name="P1" svg:x1="11.2583in" svg:y1="8.6126in" svg:x2="11.2583in" svg:y2="6.6098in"><text:p/></draw:line><draw:line draw:style-name="gr8" draw:text-style-name="P1" svg:x1="4.1516in" svg:y1="5.5098in" svg:x2="4.1516in" svg:y2="8.6126in"><text:p/></draw:line><draw:line draw:style-name="gr8" draw:text-style-name="P1" svg:x1="4.5335in" svg:y1="5.5098in" svg:x2="4.5335in" svg:y2="8.3579in"><text:p/></draw:line><draw:line draw:style-name="gr8" draw:text-style-name="P1" svg:x1="4.5098in" svg:y1="8.3583in" svg:x2="10.9224in" svg:y2="8.3811in"><text:p/></draw:line><draw:line draw:style-name="gr8" draw:text-style-name="P1" svg:x1="10.9228in" svg:y1="8.3807in" svg:x2="10.911in" svg:y2="6.6098in"><text:p/></draw:line><draw:line draw:style-name="gr8" draw:text-style-name="P1" svg:x1="4.928in" svg:y1="5.5098in" svg:x2="4.928in" svg:y2="8.0791in"><text:p/></draw:line><draw:line draw:style-name="gr8" draw:text-style-name="P1" svg:x1="5.3437in" svg:y1="5.5098in" svg:x2="5.3555in" svg:y2="7.8236in"><text:p/></draw:line><draw:line draw:style-name="gr8" draw:text-style-name="P1" svg:x1="5.7827in" svg:y1="5.5098in" svg:x2="5.7945in" svg:y2="7.5343in"><text:p/></draw:line><draw:line draw:style-name="gr8" draw:text-style-name="P1" svg:x1="6.2807in" svg:y1="5.5098in" svg:x2="6.2807in" svg:y2="7.2335in"><text:p/></draw:line><draw:line draw:style-name="gr8" draw:text-style-name="P1" svg:x1="6.7327in" svg:y1="5.5098in" svg:x2="6.7327in" svg:y2="6.9319in"><text:p/></draw:line><draw:line draw:style-name="gr8" draw:text-style-name="P1" svg:x1="4.928in" svg:y1="8.0791in" svg:x2="10.4705in" svg:y2="8.1256in"><text:p/></draw:line><draw:line draw:style-name="gr8" draw:text-style-name="P1" svg:x1="5.3555in" svg:y1="7.8236in" svg:x2="10.0657in" svg:y2="7.8819in"><text:p/></draw:line><draw:line draw:style-name="gr8" draw:text-style-name="P1" svg:x1="5.7827in" svg:y1="7.5346in" svg:x2="9.6252in" svg:y2="7.5693in"><text:p/></draw:line><draw:line draw:style-name="gr8" draw:text-style-name="P2" svg:x1="6.2799in" svg:y1="7.2335in" svg:x2="9.2094in" svg:y2="7.2335in"><text:p/></draw:line><draw:line draw:style-name="gr8" draw:text-style-name="P1" svg:x1="6.7327in" svg:y1="6.9319in" svg:x2="8.839in" svg:y2="6.9319in"><text:p/></draw:line><draw:line draw:style-name="gr8" draw:text-style-name="P1" svg:x1="8.8272in" svg:y1="6.9319in" svg:x2="8.8272in" svg:y2="6.6098in"><text:p/></draw:line><draw:line draw:style-name="gr8" draw:text-style-name="P1" svg:x1="9.2091in" svg:y1="7.2335in" svg:x2="9.2091in" svg:y2="6.6098in"><text:p/></draw:line><draw:line draw:style-name="gr8" draw:text-style-name="P1" svg:x1="9.6256in" svg:y1="7.5689in" svg:x2="9.6146in" svg:y2="6.6098in"><text:p/></draw:line><draw:line draw:style-name="gr8" draw:text-style-name="P1" svg:x1="10.0654in" svg:y1="7.8819in" svg:x2="10.0654in" svg:y2="6.6098in"><text:p/></draw:line><draw:line draw:style-name="gr8" draw:text-style-name="P1" svg:x1="10.4709in" svg:y1="8.126in" svg:x2="10.4709in" svg:y2="6.6098in"><text:p/></draw:line></draw:g><draw:custom-shape text:anchor-type="paragraph" draw:z-index="20" draw:style-name="gr5" svg:width="3.3803in" svg:height="3.5197in" svg:x="8.378in" svg:y="3.0902in"><text:p/><draw:enhanced-geometry svg:viewBox="0 0 21600 21600" draw:type="rectangle" draw:enhanced-path="M 0 0 L 21600 0 21600 21600 0 21600 0 0 Z N"/></draw:custom-shape><draw:custom-shape text:anchor-type="paragraph" draw:z-index="21" draw:style-name="gr6" draw:text-style-name="P1" svg:width="0.2551in" svg:height="0.2551in" svg:x="11.2846in" svg:y="3.3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style-name="gr6" draw:text-style-name="P1" svg:width="0.2551in" svg:height="0.2551in" svg:x="11.2846in" svg:y="3.7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style-name="gr6" draw:text-style-name="P1" svg:width="0.2551in" svg:height="0.2551in" svg:x="8.5283in" svg:y="4.1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style-name="gr6" draw:text-style-name="P1" svg:width="0.2551in" svg:height="0.2551in" svg:x="8.922in" svg:y="4.1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style-name="gr6" draw:text-style-name="P1" svg:width="0.2551in" svg:height="0.2551in" svg:x="9.3161in" svg:y="4.1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6" draw:text-style-name="P1" svg:width="0.2551in" svg:height="0.2551in" svg:x="9.7098in" svg:y="4.1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6" draw:text-style-name="P1" svg:width="0.2551in" svg:height="0.2551in" svg:x="10.1035in" svg:y="4.1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style-name="gr6" draw:text-style-name="P1" svg:width="0.2551in" svg:height="0.2551in" svg:x="10.4972in" svg:y="4.1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style-name="gr6" draw:text-style-name="P1" svg:width="0.2551in" svg:height="0.2551in" svg:x="10.8909in" svg:y="4.1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style-name="gr6" draw:text-style-name="P1" svg:width="0.2551in" svg:height="0.2551in" svg:x="11.2846in" svg:y="4.1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style-name="gr6" draw:text-style-name="P1" svg:width="0.2551in" svg:height="0.2551in" svg:x="8.5283in" svg:y="4.5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6" draw:text-style-name="P1" svg:width="0.2551in" svg:height="0.2551in" svg:x="8.922in" svg:y="4.5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style-name="gr6" draw:text-style-name="P1" svg:width="0.2551in" svg:height="0.2551in" svg:x="9.3161in" svg:y="4.5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style-name="gr6" draw:text-style-name="P1" svg:width="0.2551in" svg:height="0.2551in" svg:x="9.7098in" svg:y="4.5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style-name="gr6" draw:text-style-name="P1" svg:width="0.2551in" svg:height="0.2551in" svg:x="10.1035in" svg:y="4.5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style-name="gr6" draw:text-style-name="P1" svg:width="0.2551in" svg:height="0.2551in" svg:x="10.4972in" svg:y="4.5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style-name="gr6" draw:text-style-name="P1" svg:width="0.2551in" svg:height="0.2551in" svg:x="10.8909in" svg:y="4.5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style-name="gr6" draw:text-style-name="P1" svg:width="0.2551in" svg:height="0.2551in" svg:x="11.2846in" svg:y="4.5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style-name="gr6" draw:text-style-name="P1" svg:width="0.2551in" svg:height="0.2551in" svg:x="8.5283in" svg:y="4.9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style-name="gr6" draw:text-style-name="P1" svg:width="0.2551in" svg:height="0.2551in" svg:x="8.922in" svg:y="4.9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6" draw:text-style-name="P1" svg:width="0.2551in" svg:height="0.2551in" svg:x="9.3161in" svg:y="4.9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style-name="gr6" draw:text-style-name="P1" svg:width="0.2551in" svg:height="0.2551in" svg:x="9.7098in" svg:y="4.9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style-name="gr6" draw:text-style-name="P1" svg:width="0.2551in" svg:height="0.2551in" svg:x="10.1035in" svg:y="4.9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style-name="gr6" draw:text-style-name="P1" svg:width="0.2551in" svg:height="0.2551in" svg:x="10.4972in" svg:y="4.9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style-name="gr6" draw:text-style-name="P1" svg:width="0.2551in" svg:height="0.2551in" svg:x="10.8909in" svg:y="4.9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style-name="gr6" draw:text-style-name="P1" svg:width="0.2551in" svg:height="0.2551in" svg:x="11.2846in" svg:y="4.9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style-name="gr6" draw:text-style-name="P1" svg:width="0.2551in" svg:height="0.2551in" svg:x="8.5283in" svg:y="5.30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style-name="gr6" draw:text-style-name="P1" svg:width="0.2551in" svg:height="0.2551in" svg:x="8.922in" svg:y="5.30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style-name="gr6" draw:text-style-name="P1" svg:width="0.2551in" svg:height="0.2551in" svg:x="9.3161in" svg:y="5.30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6" draw:text-style-name="P1" svg:width="0.2551in" svg:height="0.2551in" svg:x="9.7098in" svg:y="5.30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6" draw:text-style-name="P1" svg:width="0.2551in" svg:height="0.2551in" svg:x="10.1035in" svg:y="5.30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style-name="gr6" draw:text-style-name="P1" svg:width="0.2551in" svg:height="0.2551in" svg:x="10.4972in" svg:y="5.30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6" draw:text-style-name="P1" svg:width="0.2551in" svg:height="0.2551in" svg:x="10.8909in" svg:y="5.30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6" draw:text-style-name="P1" svg:width="0.2551in" svg:height="0.2551in" svg:x="11.2846in" svg:y="5.30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style-name="gr6" draw:text-style-name="P1" svg:width="0.2551in" svg:height="0.2551in" svg:x="8.5283in" svg:y="5.69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6" draw:text-style-name="P1" svg:width="0.2551in" svg:height="0.2551in" svg:x="8.922in" svg:y="5.69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6" draw:text-style-name="P1" svg:width="0.2551in" svg:height="0.2551in" svg:x="9.3161in" svg:y="5.69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6" draw:text-style-name="P1" svg:width="0.2551in" svg:height="0.2551in" svg:x="9.7098in" svg:y="5.69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style-name="gr6" draw:text-style-name="P1" svg:width="0.2551in" svg:height="0.2551in" svg:x="10.1035in" svg:y="5.69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style-name="gr6" draw:text-style-name="P1" svg:width="0.2551in" svg:height="0.2551in" svg:x="10.4972in" svg:y="5.69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style-name="gr6" draw:text-style-name="P1" svg:width="0.2551in" svg:height="0.2551in" svg:x="10.8909in" svg:y="5.69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6" draw:text-style-name="P1" svg:width="0.2551in" svg:height="0.2551in" svg:x="11.2846in" svg:y="5.69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6" draw:text-style-name="P1" svg:width="0.2551in" svg:height="0.2551in" svg:x="8.5283in" svg:y="6.0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style-name="gr6" draw:text-style-name="P1" svg:width="0.2551in" svg:height="0.2551in" svg:x="8.922in" svg:y="6.0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6" draw:text-style-name="P1" svg:width="0.2551in" svg:height="0.2551in" svg:x="9.3161in" svg:y="6.0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6" draw:text-style-name="P1" svg:width="0.2551in" svg:height="0.2551in" svg:x="9.7098in" svg:y="6.0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6" draw:text-style-name="P1" svg:width="0.2551in" svg:height="0.2551in" svg:x="10.1035in" svg:y="6.0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style-name="gr6" draw:text-style-name="P1" svg:width="0.2551in" svg:height="0.2551in" svg:x="10.4972in" svg:y="6.0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style-name="gr6" draw:text-style-name="P1" svg:width="0.2551in" svg:height="0.2551in" svg:x="10.8909in" svg:y="6.0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style-name="gr6" draw:text-style-name="P1" svg:width="0.2551in" svg:height="0.2551in" svg:x="11.2846in" svg:y="6.0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style-name="gr6" draw:text-style-name="P1" svg:width="0.2551in" svg:height="0.2551in" svg:x="8.5283in" svg:y="3.3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style-name="gr6" draw:text-style-name="P1" svg:width="0.2551in" svg:height="0.2551in" svg:x="8.922in" svg:y="3.3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style-name="gr6" draw:text-style-name="P1" svg:width="0.2551in" svg:height="0.2551in" svg:x="9.3161in" svg:y="3.3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style-name="gr6" draw:text-style-name="P1" svg:width="0.2551in" svg:height="0.2551in" svg:x="9.7098in" svg:y="3.3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style-name="gr6" draw:text-style-name="P1" svg:width="0.2551in" svg:height="0.2551in" svg:x="10.1035in" svg:y="3.3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style-name="gr6" draw:text-style-name="P1" svg:width="0.2551in" svg:height="0.2551in" svg:x="10.4972in" svg:y="3.3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style-name="gr6" draw:text-style-name="P1" svg:width="0.2551in" svg:height="0.2551in" svg:x="10.8909in" svg:y="3.3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style-name="gr6" draw:text-style-name="P1" svg:width="0.2551in" svg:height="0.2551in" svg:x="8.5283in" svg:y="3.7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style-name="gr6" draw:text-style-name="P1" svg:width="0.2551in" svg:height="0.2551in" svg:x="8.922in" svg:y="3.7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style-name="gr6" draw:text-style-name="P1" svg:width="0.2551in" svg:height="0.2551in" svg:x="9.3161in" svg:y="3.7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style-name="gr6" draw:text-style-name="P1" svg:width="0.2551in" svg:height="0.2551in" svg:x="9.7098in" svg:y="3.7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style-name="gr6" draw:text-style-name="P1" svg:width="0.2551in" svg:height="0.2551in" svg:x="10.1035in" svg:y="3.7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style-name="gr6" draw:text-style-name="P1" svg:width="0.2551in" svg:height="0.2551in" svg:x="10.4972in" svg:y="3.7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style-name="gr6" draw:text-style-name="P1" svg:width="0.2551in" svg:height="0.2551in" svg:x="10.8909in" svg:y="3.7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text:anchor-type="paragraph" draw:z-index="105" draw:style-name="gr7"><draw:line draw:style-name="gr8" draw:text-style-name="P1" svg:x1="3.7972in" svg:y1="5.511in" svg:x2="3.8201in" svg:y2="8.9154in"><text:p/></draw:line><draw:line draw:style-name="gr8" draw:text-style-name="P1" svg:x1="3.8201in" svg:y1="8.9154in" svg:x2="11.6445in" svg:y2="8.9154in"><text:p/></draw:line><draw:line draw:style-name="gr8" draw:text-style-name="P1" svg:x1="11.6445in" svg:y1="8.9154in" svg:x2="11.598in" svg:y2="6.6118in"><text:p/></draw:line></draw:g><draw:g text:anchor-type="paragraph" draw:z-index="106" draw:style-name="gr7"><draw:line draw:style-name="gr8" draw:text-style-name="P1" svg:x1="3.7972in" svg:y1="4.1906in" svg:x2="3.8201in" svg:y2="0.7862in"><text:p/></draw:line><draw:line draw:style-name="gr8" draw:text-style-name="P1" svg:x1="3.8201in" svg:y1="0.7862in" svg:x2="11.6445in" svg:y2="0.7862in"><text:p/></draw:line><draw:line draw:style-name="gr8" draw:text-style-name="P1" svg:x1="11.6445in" svg:y1="0.7862in" svg:x2="11.598in" svg:y2="3.0898in"><text:p/></draw:line></draw:g><draw:g text:anchor-type="paragraph" draw:z-index="107" draw:style-name="gr7"><draw:frame draw:style-name="gr9" svg:width="0.2634in" svg:height="0.1969in" svg:x="8.7835in" svg:y="3.1362in"><draw:text-box><text:p>9</text:p></draw:text-box></draw:frame><draw:frame draw:style-name="gr9" svg:width="0.2634in" svg:height="0.1969in" svg:x="9.1307in" svg:y="3.1362in"><draw:text-box><text:p>14</text:p></draw:text-box></draw:frame><draw:frame draw:style-name="gr9" svg:width="0.2634in" svg:height="0.1969in" svg:x="9.5551in" svg:y="3.1362in"><draw:text-box><text:p>8</text:p></draw:text-box></draw:frame><draw:frame draw:style-name="gr9" svg:width="0.2634in" svg:height="0.1969in" svg:x="9.9646in" svg:y="3.1362in"><draw:text-box><text:p>12</text:p></draw:text-box></draw:frame><draw:frame draw:style-name="gr9" svg:width="0.2634in" svg:height="0.1969in" svg:x="10.4299in" svg:y="3.1362in"><draw:text-box><text:p>1</text:p></draw:text-box></draw:frame><draw:frame draw:style-name="gr9" svg:width="0.2634in" svg:height="0.1969in" svg:x="10.8217in" svg:y="3.1362in"><draw:text-box><text:p>7</text:p></draw:text-box></draw:frame><draw:frame draw:style-name="gr9" svg:width="0.2634in" svg:height="0.1969in" svg:x="11.1461in" svg:y="3.1362in"><draw:text-box draw:corner-radius="0.2634in"><text:p>2</text:p></draw:text-box></draw:frame><draw:frame draw:style-name="gr9" svg:width="0.2634in" svg:height="0.1969in" svg:x="11.4835in" svg:y="3.1362in"><draw:text-box><text:p>5</text:p></draw:text-box></draw:frame></draw:g><draw:frame text:anchor-type="paragraph" draw:z-index="108" draw:style-name="gr10" svg:width="0.2634in" svg:height="0.1969in" svg:x="8.7835in" svg:y="6.4134in"><draw:text-box><text:p>13</text:p></draw:text-box></draw:frame><draw:frame text:anchor-type="paragraph" draw:z-index="109" draw:style-name="gr10" svg:width="0.2634in" svg:height="0.1969in" svg:x="9.1307in" svg:y="6.4134in"><draw:text-box><text:p>3</text:p></draw:text-box></draw:frame><draw:frame text:anchor-type="paragraph" draw:z-index="110" draw:style-name="gr10" svg:width="0.2634in" svg:height="0.1969in" svg:x="9.5547in" svg:y="6.4134in"><draw:text-box><text:p>4</text:p></draw:text-box></draw:frame><draw:frame text:anchor-type="paragraph" draw:z-index="111" draw:style-name="gr10" svg:width="0.2634in" svg:height="0.1969in" svg:x="9.9646in" svg:y="6.4134in"><draw:text-box><text:p>10</text:p></draw:text-box></draw:frame><draw:frame text:anchor-type="paragraph" draw:z-index="112" draw:style-name="gr10" svg:width="0.2634in" svg:height="0.1969in" svg:x="10.4299in" svg:y="6.4134in"><draw:text-box><text:p>6</text:p></draw:text-box></draw:frame><draw:frame text:anchor-type="paragraph" draw:z-index="113" draw:style-name="gr10" svg:width="0.2634in" svg:height="0.1969in" svg:x="10.8217in" svg:y="6.4134in"><draw:text-box><text:p>11</text:p></draw:text-box></draw:frame><draw:frame text:anchor-type="paragraph" draw:z-index="114" draw:style-name="gr10" svg:width="0.2634in" svg:height="0.1969in" svg:x="11.1457in" svg:y="6.4134in"><draw:text-box draw:corner-radius="0.2634in"><text:p>15</text:p></draw:text-box></draw:frame><draw:frame text:anchor-type="paragraph" draw:z-index="115" draw:style-name="gr10" svg:width="0.2634in" svg:height="0.1969in" svg:x="11.4835in" svg:y="6.4134in"><draw:text-box><text:p>16</text:p></draw:text-box></draw:frame><draw:rect text:anchor-type="paragraph" draw:z-index="0" draw:style-name="gr1" draw:text-style-name="P1" svg:width="4.4449in" svg:height="1.3197in" svg:x="2.739in" svg:y="4.1902in"><text:p/></draw:rect><draw:frame text:anchor-type="paragraph" draw:z-index="1" draw:style-name="gr2" svg:width="0.8335in" svg:height="0.1976in" svg:x="4.4752in" svg:y="4.7339in"><draw:text-box><text:p>MAX7219</text:p></draw:text-box></draw:frame><draw:frame text:anchor-type="paragraph" draw:z-index="2" draw:style-name="gr3" svg:width="0.2894in" svg:height="0.1969in" svg:x="3.6874in" svg:y="4.1902in"><draw:text-box><text:p>17</text:p></draw:text-box></draw:frame><draw:frame text:anchor-type="paragraph" draw:z-index="3" draw:style-name="gr3" svg:width="0.2894in" svg:height="0.1969in" svg:x="4.0689in" svg:y="4.1902in"><draw:text-box><text:p>15</text:p></draw:text-box></draw:frame><draw:frame text:anchor-type="paragraph" draw:z-index="4" draw:style-name="gr3" svg:width="0.2894in" svg:height="0.1969in" svg:x="4.5339in" svg:y="4.1902in"><draw:text-box><text:p>21</text:p></draw:text-box></draw:frame><draw:frame text:anchor-type="paragraph" draw:z-index="5" draw:style-name="gr3" svg:width="0.2894in" svg:height="0.1969in" svg:x="4.8228in" svg:y="4.1902in"><draw:text-box><text:p>23</text:p></draw:text-box></draw:frame><draw:frame text:anchor-type="paragraph" draw:z-index="6" draw:style-name="gr3" svg:width="0.2894in" svg:height="0.1969in" svg:x="5.2382in" svg:y="4.1902in"><draw:text-box><text:p>20</text:p></draw:text-box></draw:frame><draw:frame text:anchor-type="paragraph" draw:z-index="7" draw:style-name="gr3" svg:width="0.2894in" svg:height="0.1969in" svg:x="5.7835in" svg:y="4.1902in"><draw:text-box><text:p>16</text:p></draw:text-box></draw:frame><draw:frame text:anchor-type="paragraph" draw:z-index="8" draw:style-name="gr3" svg:width="0.2894in" svg:height="0.1969in" svg:x="6.1535in" svg:y="4.1902in"><draw:text-box><text:p>14</text:p></draw:text-box></draw:frame><draw:frame text:anchor-type="paragraph" draw:z-index="9" draw:style-name="gr3" svg:width="0.2894in" svg:height="0.1969in" svg:x="6.6508in" svg:y="4.1902in"><draw:text-box><text:p>22</text:p></draw:text-box></draw:frame><draw:frame text:anchor-type="paragraph" draw:z-index="10" draw:style-name="gr3" svg:width="0.2894in" svg:height="0.1969in" svg:x="6.5819in" svg:y="5.3134in"><draw:text-box><text:p>2</text:p></draw:text-box></draw:frame><draw:frame text:anchor-type="paragraph" draw:z-index="11" draw:style-name="gr3" svg:width="0.2894in" svg:height="0.1969in" svg:x="6.1189in" svg:y="5.3134in"><draw:text-box><text:p>11</text:p></draw:text-box></draw:frame><draw:frame text:anchor-type="paragraph" draw:z-index="12" draw:style-name="gr3" svg:width="0.2894in" svg:height="0.1969in" svg:x="5.6665in" svg:y="5.3134in"><draw:text-box><text:p>6</text:p></draw:text-box></draw:frame><draw:frame text:anchor-type="paragraph" draw:z-index="13" draw:style-name="gr3" svg:width="0.2894in" svg:height="0.1969in" svg:x="5.3083in" svg:y="5.3134in"><draw:text-box><text:p>7</text:p></draw:text-box></draw:frame><draw:frame text:anchor-type="paragraph" draw:z-index="14" draw:style-name="gr3" svg:width="0.2894in" svg:height="0.1969in" svg:x="4.8689in" svg:y="5.3134in"><draw:text-box><text:p>3</text:p></draw:text-box></draw:frame><draw:frame text:anchor-type="paragraph" draw:z-index="15" draw:style-name="gr3" svg:width="0.2894in" svg:height="0.1969in" svg:x="4.4516in" svg:y="5.3134in"><draw:text-box><text:p>10</text:p></draw:text-box></draw:frame><draw:frame text:anchor-type="paragraph" draw:z-index="16" draw:style-name="gr3" svg:width="0.2894in" svg:height="0.1969in" svg:x="4.0819in" svg:y="5.3134in"><draw:text-box><text:p>5</text:p></draw:text-box></draw:frame><draw:frame text:anchor-type="paragraph" draw:z-index="17" draw:style-name="gr3" svg:width="0.2157in" svg:height="0.1969in" svg:x="3.6925in" svg:y="5.3134in"><draw:text-box><text:p>8</text:p></draw:text-box></draw:frame><draw:line text:anchor-type="paragraph" draw:z-index="18" draw:style-name="gr4" draw:text-style-name="P1" svg:x1="4.1516in" svg:y1="1.0882in" svg:x2="11.2579in" svg:y2="1.0874in"><text:p/></draw:line><draw:line text:anchor-type="paragraph" draw:z-index="19" draw:style-name="gr4" draw:text-style-name="P1" svg:x1="11.2579in" svg:y1="1.0874in" svg:x2="11.2579in" svg:y2="3.0902in"><text:p/></draw:line><draw:line text:anchor-type="paragraph" draw:z-index="85" draw:style-name="gr4" draw:text-style-name="P1" svg:x1="4.1516in" svg:y1="4.1902in" svg:x2="4.1516in" svg:y2="1.0874in"><text:p/></draw:line><draw:line text:anchor-type="paragraph" draw:z-index="86" draw:style-name="gr4" draw:text-style-name="P1" svg:x1="4.5335in" svg:y1="4.1906in" svg:x2="4.5335in" svg:y2="1.3425in"><text:p/></draw:line><draw:line text:anchor-type="paragraph" draw:z-index="87" draw:style-name="gr4" draw:text-style-name="P1" svg:x1="4.5098in" svg:y1="1.3421in" svg:x2="10.9224in" svg:y2="1.3193in"><text:p/></draw:line><draw:line text:anchor-type="paragraph" draw:z-index="88" draw:style-name="gr4" draw:text-style-name="P1" svg:x1="10.9224in" svg:y1="1.3193in" svg:x2="10.9106in" svg:y2="3.0902in"><text:p/></draw:line><draw:line text:anchor-type="paragraph" draw:z-index="89" draw:style-name="gr4" draw:text-style-name="P1" svg:x1="4.928in" svg:y1="4.1902in" svg:x2="4.928in" svg:y2="1.6209in"><text:p/></draw:line><draw:line text:anchor-type="paragraph" draw:z-index="90" draw:style-name="gr4" draw:text-style-name="P1" svg:x1="5.3433in" svg:y1="4.1902in" svg:x2="5.3551in" svg:y2="1.8764in"><text:p/></draw:line><draw:line text:anchor-type="paragraph" draw:z-index="91" draw:style-name="gr4" draw:text-style-name="P1" svg:x1="5.7827in" svg:y1="4.1906in" svg:x2="5.7945in" svg:y2="2.1661in"><text:p/></draw:line><draw:line text:anchor-type="paragraph" draw:z-index="92" draw:style-name="gr4" draw:text-style-name="P1" svg:x1="6.2807in" svg:y1="4.1902in" svg:x2="6.2807in" svg:y2="2.4665in"><text:p/></draw:line><draw:line text:anchor-type="paragraph" draw:z-index="93" draw:style-name="gr4" draw:text-style-name="P1" svg:x1="6.7323in" svg:y1="4.1902in" svg:x2="6.7323in" svg:y2="2.7681in"><text:p/></draw:line><draw:line text:anchor-type="paragraph" draw:z-index="94" draw:style-name="gr4" draw:text-style-name="P1" svg:x1="4.928in" svg:y1="1.6209in" svg:x2="10.4705in" svg:y2="1.5744in"><text:p/></draw:line><draw:line text:anchor-type="paragraph" draw:z-index="95" draw:style-name="gr4" draw:text-style-name="P1" svg:x1="5.3551in" svg:y1="1.8764in" svg:x2="10.0654in" svg:y2="1.8181in"><text:p/></draw:line><draw:line text:anchor-type="paragraph" draw:z-index="96" draw:style-name="gr4" draw:text-style-name="P1" svg:x1="5.7827in" svg:y1="2.1657in" svg:x2="9.6252in" svg:y2="2.1311in"><text:p/></draw:line><draw:line text:anchor-type="paragraph" draw:z-index="97" draw:style-name="gr4" draw:text-style-name="P2" svg:x1="6.2795in" svg:y1="2.4665in" svg:x2="9.2091in" svg:y2="2.4665in"><text:p/></draw:line><draw:line text:anchor-type="paragraph" draw:z-index="98" draw:style-name="gr4" draw:text-style-name="P1" svg:x1="6.7323in" svg:y1="2.7681in" svg:x2="8.8386in" svg:y2="2.7681in"><text:p/></draw:line><draw:line text:anchor-type="paragraph" draw:z-index="99" draw:style-name="gr4" draw:text-style-name="P1" svg:x1="8.8272in" svg:y1="2.7681in" svg:x2="8.8272in" svg:y2="3.0902in"><text:p/></draw:line><draw:line text:anchor-type="paragraph" draw:z-index="100" draw:style-name="gr4" draw:text-style-name="P1" svg:x1="9.2091in" svg:y1="2.4665in" svg:x2="9.2091in" svg:y2="3.0902in"><text:p/></draw:line><draw:line text:anchor-type="paragraph" draw:z-index="101" draw:style-name="gr4" draw:text-style-name="P1" svg:x1="9.6252in" svg:y1="2.1311in" svg:x2="9.6142in" svg:y2="3.0902in"><text:p/></draw:line><draw:line text:anchor-type="paragraph" draw:z-index="102" draw:style-name="gr4" draw:text-style-name="P1" svg:x1="10.0654in" svg:y1="1.8181in" svg:x2="10.0654in" svg:y2="3.0902in"><text:p/></draw:line><draw:line text:anchor-type="paragraph" draw:z-index="103" draw:style-name="gr4" draw:text-style-name="P1" svg:x1="10.4705in" svg:y1="1.5744in" svg:x2="10.4705in" svg:y2="3.0906in"><text:p/></draw:line><draw:line text:anchor-type="paragraph" draw:z-index="116" draw:style-name="gr4" draw:text-style-name="P1" svg:x1="1.6323in" svg:y1="4.4681in" svg:x2="2.7622in" svg:y2="4.4799in"><text:p/></draw:line><draw:line text:anchor-type="paragraph" draw:z-index="117" draw:style-name="gr4" draw:text-style-name="P1" svg:x1="1.6091in" svg:y1="4.7791in" svg:x2="2.739in" svg:y2="4.7909in"><text:p/></draw:line><draw:line text:anchor-type="paragraph" draw:z-index="118" draw:style-name="gr4" draw:text-style-name="P1" svg:x1="1.6091in" svg:y1="5.1492in" svg:x2="2.739in" svg:y2="5.161in"><text:p/></draw:line><draw:line text:anchor-type="paragraph" draw:z-index="119" draw:style-name="gr4" draw:text-style-name="P1" svg:x1="3.45in" svg:y1="4.1902in" svg:x2="3.45in" svg:y2="3.0047in"><text:p/></draw:line><draw:rect text:anchor-type="paragraph" draw:z-index="120" draw:style-name="gr4" draw:text-style-name="P1" svg:width="0.1622in" svg:height="0.4169in" svg:x="3.0563in" svg:y="3.3327in"><text:p/></draw:rect><draw:line text:anchor-type="paragraph" draw:z-index="121" draw:style-name="gr4" draw:text-style-name="P1" svg:x1="3.126in" svg:y1="3.3327in" svg:x2="3.126in" svg:y2="2.7654in"><text:p/></draw:line><draw:line text:anchor-type="paragraph" draw:z-index="122" draw:style-name="gr4" draw:text-style-name="P1" svg:x1="3.4504in" svg:y1="3.0047in" svg:x2="3.126in" svg:y2="3.0083in"><text:p/></draw:line><draw:line text:anchor-type="paragraph" draw:z-index="123" draw:style-name="gr4" draw:text-style-name="P1" svg:x1="3.1378in" svg:y1="3.7492in" svg:x2="3.1378in" svg:y2="4.1902in"><text:p/></draw:line><draw:line text:anchor-type="paragraph" draw:z-index="124" draw:style-name="gr4" draw:text-style-name="P1" svg:x1="3.0791in" svg:y1="5.5098in" svg:x2="3.0681in" svg:y2="6.4287in"><text:p/></draw:line><draw:line text:anchor-type="paragraph" draw:z-index="125" draw:style-name="gr4" draw:text-style-name="P1" svg:x1="3.4382in" svg:y1="5.5098in" svg:x2="3.4382in" svg:y2="6.2378in"><text:p/></draw:line><draw:line text:anchor-type="paragraph" draw:z-index="126" draw:style-name="gr4" draw:text-style-name="P1" svg:x1="3.4382in" svg:y1="6.2374in" svg:x2="3.0681in" svg:y2="6.2256in"><text:p/></draw:line><draw:line text:anchor-type="paragraph" draw:z-index="127" draw:style-name="gr4" draw:text-style-name="P1" svg:x1="2.8598in" svg:y1="6.4339in" svg:x2="3.2996in" svg:y2="6.4339in"><text:p/></draw:line><draw:line text:anchor-type="paragraph" draw:z-index="128" draw:style-name="gr4" draw:text-style-name="P1" svg:x1="2.9173in" svg:y1="2.7654in" svg:x2="3.311in" svg:y2="2.7654in"><text:p/></draw:line><draw:line text:anchor-type="paragraph" draw:z-index="129" draw:style-name="gr4" draw:text-style-name="P1" svg:x1="2.9752in" svg:y1="6.5236in" svg:x2="3.1953in" svg:y2="6.5236in"><text:p/></draw:line><draw:line text:anchor-type="paragraph" draw:z-index="130" draw:style-name="gr4" draw:text-style-name="P1" svg:x1="3.0563in" svg:y1="6.6075in" svg:x2="3.1138in" svg:y2="6.6075in"><text:p/></draw:line><draw:frame text:anchor-type="paragraph" draw:z-index="131" draw:style-name="gr3" svg:width="0.2157in" svg:height="0.1969in" svg:x="3.3339in" svg:y="4.1902in"><draw:text-box><text:p>19</text:p></draw:text-box></draw:frame><draw:frame text:anchor-type="paragraph" draw:z-index="132" draw:style-name="gr3" svg:width="0.2157in" svg:height="0.1969in" svg:x="3.0217in" svg:y="4.1902in"><draw:text-box><text:p>18</text:p></draw:text-box></draw:frame><draw:frame text:anchor-type="paragraph" draw:z-index="133" draw:style-name="gr3" svg:width="0.2157in" svg:height="0.1969in" svg:x="3.3339in" svg:y="5.3134in"><draw:text-box><text:p>4</text:p></draw:text-box></draw:frame><draw:frame text:anchor-type="paragraph" draw:z-index="134" draw:style-name="gr3" svg:width="0.2157in" svg:height="0.1969in" svg:x="2.9402in" svg:y="5.3134in"><draw:text-box><text:p>9</text:p></draw:text-box></draw:frame><draw:frame text:anchor-type="paragraph" draw:z-index="135" draw:style-name="gr3" svg:width="0.2157in" svg:height="0.1969in" svg:x="2.7618in" svg:y="4.4563in"><draw:text-box><text:p>1</text:p></draw:text-box></draw:frame><draw:frame text:anchor-type="paragraph" draw:z-index="136" draw:style-name="gr3" svg:width="0.2157in" svg:height="0.1969in" svg:x="2.739in" svg:y="5.0339in"><draw:text-box><text:p>12</text:p></draw:text-box></draw:frame><draw:frame text:anchor-type="paragraph" draw:z-index="137" draw:style-name="gr3" svg:width="0.2157in" svg:height="0.1969in" svg:x="2.739in" svg:y="4.7098in"><draw:text-box><text:p>13</text:p></draw:text-box></draw:frame><draw:frame text:anchor-type="paragraph" draw:z-index="138" draw:style-name="gr11" svg:width="0.7413in" svg:height="0.2449in" svg:x="1.5972in" svg:y="4.2236in"><draw:text-box><text:p>MDIO</text:p></draw:text-box></draw:frame><draw:frame text:anchor-type="paragraph" draw:z-index="139" draw:style-name="gr12" svg:width="0.6949in" svg:height="0.2205in" svg:x="1.5862in" svg:y="4.5591in"><draw:text-box><text:p>MDC</text:p></draw:text-box></draw:frame><draw:frame text:anchor-type="paragraph" draw:z-index="140" draw:style-name="gr13" svg:width="0.9378in" svg:height="0.2197in" svg:x="1.5744in" svg:y="4.9299in"><draw:text-box><text:p>MDIOLoad</text:p></draw:text-box></draw:frame><draw:frame text:anchor-type="paragraph" draw:z-index="141" draw:style-name="gr14" svg:width="0.3823in" svg:height="0.2543in" svg:x="2.6744in" svg:y="3.4126in"><draw:text-box><text:p>22K</text:p></draw:text-box></draw:frame><draw:frame text:anchor-type="paragraph" draw:z-index="142" draw:style-name="gr12" svg:width="0.3823in" svg:height="0.2205in" svg:x="2.5472in" svg:y="2.6626in"><draw:text-box><text:p>+5v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1:02:48.849926671</meta:creation-date>
    <dc:date>2016-01-23T11:54:30.493713328</dc:date>
    <meta:editing-duration>PT1M1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